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officeooo:rsid="0000e56b" officeooo:paragraph-rsid="0000e56b" style:font-size-asian="15.75pt" style:font-size-complex="18pt"/>
    </style:style>
    <style:style style:name="P2" style:family="paragraph" style:parent-style-name="Standard">
      <style:paragraph-properties fo:text-align="center" style:justify-single-word="false"/>
      <style:text-properties fo:font-size="18pt" style:text-underline-style="solid" style:text-underline-width="auto" style:text-underline-color="font-color" officeooo:rsid="0000e56b" officeooo:paragraph-rsid="0000e56b" style:font-size-asian="15.75pt" style:font-size-complex="18pt"/>
    </style:style>
    <style:style style:name="P3" style:family="paragraph" style:parent-style-name="Standard">
      <style:paragraph-properties fo:text-align="start" style:justify-single-word="false"/>
      <style:text-properties fo:font-size="16pt" officeooo:rsid="0000e56b" officeooo:paragraph-rsid="0000e56b" style:font-size-asian="14pt" style:font-size-complex="16pt"/>
    </style:style>
    <style:style style:name="P4" style:family="paragraph" style:parent-style-name="Standard">
      <style:paragraph-properties fo:text-align="start" style:justify-single-word="false"/>
      <style:text-properties fo:font-size="16pt" style:text-underline-style="solid" style:text-underline-width="auto" style:text-underline-color="font-color" fo:font-weight="normal" officeooo:rsid="0000e56b" officeooo:paragraph-rsid="0000e56b" style:font-size-asian="14pt" style:font-weight-asian="normal" style:font-size-complex="16pt" style:font-weight-complex="normal"/>
    </style:style>
    <style:style style:name="P5" style:family="paragraph" style:parent-style-name="Standard">
      <style:paragraph-properties fo:text-align="center" style:justify-single-word="false"/>
      <style:text-properties fo:font-size="14pt" officeooo:rsid="0000e56b" officeooo:paragraph-rsid="0000e56b" style:font-size-asian="14pt" style:font-size-complex="14pt"/>
    </style:style>
    <style:style style:name="P6" style:family="paragraph" style:parent-style-name="Standard" style:list-style-name="L2">
      <style:paragraph-properties fo:text-align="start" style:justify-single-word="false"/>
      <style:text-properties fo:font-size="14pt" officeooo:rsid="00026e59" officeooo:paragraph-rsid="00026e59" style:font-size-asian="12.25pt" style:font-size-complex="14pt"/>
    </style:style>
    <style:style style:name="P7" style:family="paragraph" style:parent-style-name="Standard">
      <style:paragraph-properties fo:text-align="start" style:justify-single-word="false"/>
      <style:text-properties fo:font-size="14pt" officeooo:rsid="00026e59" officeooo:paragraph-rsid="00026e59" style:font-size-asian="12.25pt" style:font-size-complex="14pt"/>
    </style:style>
    <style:style style:name="P8" style:family="paragraph" style:parent-style-name="Standard" style:list-style-name="L3">
      <style:paragraph-properties fo:text-align="start" style:justify-single-word="false"/>
      <style:text-properties fo:font-size="14pt" officeooo:rsid="00026e59" officeooo:paragraph-rsid="00026e59" style:font-size-asian="12.25pt" style:font-size-complex="14pt"/>
    </style:style>
    <style:style style:name="P9" style:family="paragraph" style:parent-style-name="Standard">
      <style:paragraph-properties fo:text-align="start" style:justify-single-word="false"/>
      <style:text-properties fo:font-size="14pt" style:text-underline-style="none" fo:font-weight="normal" officeooo:rsid="0000e56b" officeooo:paragraph-rsid="0000e56b" style:font-size-asian="12.25pt" style:font-weight-asian="normal" style:font-size-complex="14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4pt" style:text-underline-style="none" fo:font-weight="normal" officeooo:rsid="0000e56b" officeooo:paragraph-rsid="0000e56b" style:font-size-asian="12.25pt" style:font-weight-asian="normal" style:font-size-complex="14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4pt" style:text-underline-style="none" fo:font-weight="normal" officeooo:rsid="0000e56b" officeooo:paragraph-rsid="0000e56b" style:font-size-asian="12.25pt" style:font-weight-asian="normal" style:font-size-complex="14pt" style:font-weight-complex="normal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037a66" style:font-weight-asian="normal" style:font-weight-complex="normal"/>
    </style:style>
    <style:style style:name="T3" style:family="text">
      <style:text-properties officeooo:rsid="00037a66"/>
    </style:style>
    <style:style style:name="T4" style:family="text">
      <style:text-properties fo:language="es" fo:country="ES" style:text-underline-style="none" fo:font-weight="normal" style:font-weight-asian="normal" style:font-weight-complex="normal"/>
    </style:style>
    <style:style style:name="T5" style:family="text">
      <style:text-properties fo:language="es" fo:country="ES" style:text-underline-style="none" fo:font-weight="normal" officeooo:rsid="00037a66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846in" fo:text-indent="-0.25in" fo:margin-left="1.4846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346in" fo:text-indent="-0.25in" fo:margin-left="1.7346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846in" fo:text-indent="-0.25in" fo:margin-left="1.9846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346in" fo:text-indent="-0.25in" fo:margin-left="2.2346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846in" fo:text-indent="-0.25in" fo:margin-left="2.4846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346in" fo:text-indent="-0.25in" fo:margin-left="2.7346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9846in" fo:text-indent="-0.25in" fo:margin-left="2.9846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346in" fo:text-indent="-0.25in" fo:margin-left="3.2346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4846in" fo:text-indent="-0.25in" fo:margin-left="3.4846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346in" fo:text-indent="-0.25in" fo:margin-left="3.7346in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Informe de trabajo</text:p>
      <text:p text:style-name="P2">Proyecto de Software</text:p>
      <text:p text:style-name="P5">Promoción 2014</text:p>
      <text:p text:style-name="P1"/>
      <text:p text:style-name="P1"/>
      <text:p text:style-name="P1"/>
      <text:p text:style-name="P4">Framework:</text:p>
      <text:p text:style-name="P4"/>
      <text:list xml:id="list4953275379155007768" text:style-name="L1">
        <text:list-item>
          <text:p text:style-name="P10">Por qué Laravel</text:p>
        </text:list-item>
      </text:list>
      <text:p text:style-name="P9"/>
      <text:p text:style-name="P9"><text:tab/>Luego de realizar tablas comparativas de frameworks, hemos elegido a Laravel como la mejor opción gracias a su popularidad, simplicidad y facilidad de aprendizaje. Si bien otros frameworks tenían mejor documentación, como por ejemplo Symfony, la popularidad de Laravel lo hace ideal para el aprendizaje en un corto período de tiempo. </text:p>
      <text:p text:style-name="P9"><text:tab/></text:p>
      <text:p text:style-name="P9"><text:tab/>Comparación con otros frameworks:</text:p>
      <text:list xml:id="list3730518408038949324" text:style-name="L2">
        <text:list-item>
          <text:p text:style-name="P11">Codeigniter: Si bien Codeigniter es un framework sencillo, su funcionalidad es mas limitada si no se agregan modulos extra. En cuanto a performance CI es muy bueno, pero no lo consideramos un punto necesario para este trabajo.</text:p>
        </text:list-item>
        <text:list-item>
          <text:p text:style-name="P11">Zend2: Zend2 en un principio fue una alternativa válida, sin embargo a pesar de su documentación muy accesible no se en<text:span text:style-name="T3">cuentra</text:span> mucha información de usuarios utilizando el framework. Tampoco ofrec<text:span text:style-name="T3">e</text:span> ninguna ventaja extra comparado con Laravel.</text:p>
        </text:list-item>
        <text:list-item>
          <text:p text:style-name="P11">Yii: Comparado con Laravel, aporta una gran facilidad para la validación de formas y las operacions CRUD, pero la descontinuación de la versión, ciertas quejas con respecto a la documentación, la falta de usuarios activos y ciertos problemas de compatibilidad nos llevaron a abandonar la idea</text:p>
        </text:list-item>
        <text:list-item>
          <text:p text:style-name="P11">Symfony: Finalmente quedó comparar la opción Symfony con Laravel. Laravel y Symfony comparten modulos y son muy parecidos en varios aspectos. Con Symfony exist<text:span text:style-name="T3">í</text:span>a la ventaja de utilizar Twig, sin necesidad de migrar todas las plantillas a Blade (Laravel templating language). </text:p>
          <text:p text:style-name="P6"><text:span text:style-name="T1">Sin embargo conocíamos que en la facultad se hacían cursos de Symfony2, que era más complejo de aprender en un período de tiempo relativamente corto y que la cantidad de usuarios era inferior a Laravel 4. Decidimos arriesgarnos a una opción nueva, para aprender un framework que no se utiliza activamente en los cursos y cursadas de la facultad.</text:span></text:p>
        </text:list-item>
      </text:list>
      <text:p text:style-name="P7"/>
      <text:list xml:id="list5029360877249063564" text:style-name="L3">
        <text:list-item>
          <text:p text:style-name="P8"><text:soft-page-break/><text:span text:style-name="T1">Por qué Laravel 4</text:span></text:p>
        </text:list-item>
      </text:list>
      <text:p text:style-name="P7"><text:span text:style-name="T1"><text:tab/></text:span></text:p>
      <text:p text:style-name="P7"><text:span text:style-name="T1"><text:tab/>Es de público conocimiento la existencia de una versión nueva de Laravel llamada Laravel 5. La </text:span><text:span text:style-name="T4">raz</text:span><text:span text:style-name="T5">ó</text:span><text:span text:style-name="T4">n</text:span><text:span text:style-name="T1"> primordial por la cual no decidimos utilizar la versión mas actualizada es debido a que se encuentra en fase de desarrollo (versión Alpha) y la documentación existente </text:span><text:span text:style-name="T2">es</text:span><text:span text:style-name="T1"> muy escueta. </text:span><text:span text:style-name="T2">Al ser novatos con el framework utilizar la versión mas estable y mejor documentada es la mejor alternativa. <text:s text:c="2"/></text:span></text:p>
      <text:p text:style-name="P7"/>
      <text:p text:style-name="P7"/>
      <text:p text:style-name="P7"><text:span text:style-name="T2"/></text:p>
      <text:p text:style-name="P7"/>
      <text:p text:style-name="P7"><text:span text:style-name="T2"/></text:p>
      <text:p text:style-name="P7"/>
      <text:p text:style-name="P7"><text:span text:style-name="T2"/></text:p>
      <text:p text:style-name="P7"/>
      <text:p text:style-name="P7"><text:span text:style-name="T2"/></text:p>
      <text:p text:style-name="P7"><text:span text:style-name="T1"/></text:p>
      <text:p text:style-name="P3"/>
      <text:p text:style-name="P3"/>
      <text:p text:style-name="P3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3-03T15:00:59.649650847</meta:creation-date>
    <dc:date>2015-03-03T16:27:53.782455127</dc:date>
    <meta:editing-duration>PT1H9M52S</meta:editing-duration>
    <meta:editing-cycles>3</meta:editing-cycles>
    <meta:generator>LibreOffice/4.2.7.2$Linux_X86_64 LibreOffice_project/420m0$Build-2</meta:generator>
    <meta:document-statistic meta:table-count="0" meta:image-count="0" meta:object-count="0" meta:page-count="2" meta:paragraph-count="16" meta:word-count="361" meta:character-count="2251" meta:non-whitespace-character-count="1900"/>
  </office:meta>
</office:document-meta>
</file>